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bold"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bold" fo:font-family="'Liberation Serif'" style:font-family-asian="'Liberation Serif'" style:font-family-complex="'Liberation Serif'" fo:background-color="transparent" style:use-window-font-color="true"/>
    </style:style>
    <style:style style:name="T8" style:family="text">
      <style:text-properties fo:font-size="12.00pt" fo:font-weight="bold" fo:font-family="'Liberation Serif'" style:font-family-asian="'Liberation Serif'" style:font-family-complex="'Liberation Serif'" fo:background-color="transparent" fo:color="#222222"/>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Liberation Serif'" style:font-family-asian="'Liberation Serif'" style:font-family-complex="'Liberation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normal"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normal" fo:font-family="'Liberation Serif'" style:font-family-asian="'Liberation Serif'" style:font-family-complex="'Liberation Serif'"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bold" fo:font-family="'Liberation Serif'" style:font-family-asian="'Liberation Serif'" style:font-family-complex="'Liberation Serif'"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bold" fo:font-family="'Liberation Serif'" style:font-family-asian="'Liberation Serif'" style:font-family-complex="'Liberation Serif'"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style:style>
    <style:style style:name="P3" style:family="paragraph">
      <style:paragraph-properties fo:line-height="100.00%" fo:text-align="left"/>
    </style:style>
  </office:automatic-styles>
  <office:body>
    <office:text>
      <text:p text:style-name="P1"><text:span text:style-name="T1">ASSIGNMENT:</text:span></text:p>
      <text:p text:style-name="P1"><text:span text:style-name="T2"/></text:p>
      <text:p text:style-name="P1"><text:span text:style-name="T2"/></text:p>
      <text:p text:style-name="P1"><text:span text:style-name="T3">1.Find the functional dependencies for the below and normalize it till BCNF :</text:span></text:p>
      <text:p text:style-name="P1"><text:span text:style-name="T4"/></text:p>
      <text:p text:style-name="P1"><draw:frame text:anchor-type="as-char" svg:width="162.72mm" svg:height="38.89mm" style:rel-width="scale" style:rel-height="scale"><draw:object-ole xlink:href="OleObj1"/><draw:image xlink:href="ObjectReplacements/OleObj1"/></draw:frame><text:span text:style-name="T4"/></text:p>
      <text:p text:style-name="P1"><text:span text:style-name="T4"/></text:p>
      <text:p text:style-name="P1"><text:span text:style-name="T4"/></text:p>
      <text:p text:style-name="P1"><text:span text:style-name="T4"/></text:p>
      <text:p text:style-name="P1"><text:span text:style-name="T4">ANS.</text:span></text:p>
      <text:p text:style-name="P1"><text:span text:style-name="T4">CustID FD CustName</text:span></text:p>
      <text:p text:style-name="P1"><text:span text:style-name="T4">CustID FD AccountManager</text:span></text:p>
      <text:p text:style-name="P1"><text:span text:style-name="T4">CustID FD Account ManagerRoom</text:span></text:p>
      <text:p text:style-name="P1"><text:span text:style-name="T4">CustID FD ContactName1</text:span></text:p>
      <text:p text:style-name="P1"><text:span text:style-name="T4">CustID FD ContactName2</text:span></text:p>
      <text:p text:style-name="P1"><text:span text:style-name="T4">AccountManager FD AccountManagerRoom</text:span></text:p>
      <text:p text:style-name="P1"><text:span text:style-name="T4"/></text:p>
      <text:p text:style-name="P1"><text:span text:style-name="T4"/></text:p>
      <text:p text:style-name="P1"><text:span text:style-name="T4">CutID<text:s text:c="5"/>AccountManager<text:s text:c="6"/>AccountManagerRoom<text:s text:c="5"/>ContactName1<text:s text:c="3"/>ContacName2</text:span></text:p>
      <text:p text:style-name="P1"><text:span text:style-name="T4">171<text:s text:c="10"/>Hans<text:s text:c="30"/>12<text:s text:c="47"/>piet<text:s text:c="25"/>koos</text:span></text:p>
      <text:p text:style-name="P1"><text:span text:style-name="T4">190<text:s text:c="10"/>Guus<text:s text:c="30"/>15<text:s text:c="47"/>Mona<text:s text:c="22"/>Mieke<text:s text:c="19"/></text:span></text:p>
      <text:p text:style-name="P1"><text:span text:style-name="T4"/></text:p>
      <text:p text:style-name="P1"><text:span text:style-name="T5">2. Draw an ER diagram for a hospital management system.</text:span></text:p>
      <text:p text:style-name="P1"><text:span text:style-name="T6"/></text:p>
      <text:p text:style-name="P2"><draw:frame text:anchor-type="as-char" svg:width="152.40mm" svg:height="70.38mm" style:rel-width="scale" style:rel-height="scale"><draw:object-ole xlink:href="OleObj2"/><draw:image xlink:href="ObjectReplacements/OleObj2"/></draw:frame><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6"/></text:p>
      <text:p text:style-name="P3"><text:span text:style-name="T7">3.</text:span></text:p>
      <text:p text:style-name="P3"><text:span text:style-name="T8">Consider a relation Student (StudentID, ModuleID, ModuleName, StudentName, StudentAddress, TutorId, TutorName). Each student is given a StudentID and each module given a ModuleID. A student can register more modules and a module can be registered by more students. TutorID is the ID of the student's personal tutor, it is not related to the modules that the student is taking. Each student has only one tutor, but a tutor can have many tutees. Different students can have the same name. Different students can be living at the same address.</text:span></text:p>
      <text:p text:style-name="P3"><text:span text:style-name="T8">Find all the functional dependencies holding in this relation and normalize the table to 3NF.</text:span></text:p>
      <text:p text:style-name="P3"><text:span text:style-name="T9"><text:s text:c="7"/></text:span></text:p>
      <text:p text:style-name="P3"><text:span text:style-name="T9"/></text:p>
      <text:p text:style-name="P3"><text:span text:style-name="T9">Ans .</text:span></text:p>
      <text:p text:style-name="P3"><text:span text:style-name="T9">The<text:s text:c="2"/>FD's are</text:span></text:p>
      <text:p text:style-name="P3"><text:span text:style-name="T9">StudentID<text:s text:c="5"/>StudentName</text:span></text:p>
      <text:p text:style-name="P3"><text:span text:style-name="T9">StudentID<text:s text:c="5"/>StudetAddress</text:span></text:p>
      <text:p text:style-name="P3"><text:span text:style-name="T9">StudentID<text:s text:c="5"/>TuturID</text:span></text:p>
      <text:p text:style-name="P3"><text:span text:style-name="T9">TutoID<text:s text:c="12"/>TutorName </text:span></text:p>
      <text:p text:style-name="P3"><text:span text:style-name="T9">ModuleID<text:s text:c="6"/>Module Name</text:span></text:p>
      <text:p text:style-name="P3"><text:span text:style-name="T9"/></text:p>
      <text:p text:style-name="P3"><text:span text:style-name="T9"/></text:p>
      <text:p text:style-name="P3"><text:span text:style-name="T9"/></text:p>
      <text:p text:style-name="P3"><text:span text:style-name="T9"/></text:p>
      <text:p text:style-name="P3"><text:span text:style-name="T9">The following are in 3NF</text:span></text:p>
      <text:p text:style-name="P3"><text:span text:style-name="T9">StudentID<text:s text:c="9"/>StudentName<text:s text:c="5"/>StudentAddress</text:span></text:p>
      <text:p text:style-name="P3"><text:span text:style-name="T9">TutorID<text:s text:c="13"/>TutorName</text:span></text:p>
      <text:p text:style-name="P3"><text:span text:style-name="T9">ModuleID<text:s text:c="9"/>ModuleName</text:span></text:p>
      <text:p text:style-name="P3"><text:span text:style-name="T9">StudentID<text:s text:c="8"/>ModuleID</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10">Reference:</text:span></text:p>
      <text:p text:style-name="P3"><text:span text:style-name="T10">Relational Database:</text:span></text:p>
      <text:p text:style-name="P3"><text:span text:style-name="T11"/></text:p>
      <text:p text:style-name="P3"><draw:frame text:anchor-type="as-char" svg:width="162.45mm" svg:height="62.97mm" style:rel-width="scale" style:rel-height="scale"><draw:object-ole xlink:href="OleObj3"/><draw:image xlink:href="ObjectReplacements/OleObj3"/></draw:frame><text:span text:style-name="T11"/></text:p>
      <text:p text:style-name="P3"><text:span text:style-name="T11"/></text:p>
      <text:p text:style-name="P3"><text:span text:style-name="T12">Hierarchical DB:</text:span></text:p>
      <text:p text:style-name="P3"><text:span text:style-name="T13"/></text:p>
      <text:p text:style-name="P3"><draw:frame text:anchor-type="as-char" svg:width="168.54mm" svg:height="84.67mm" style:rel-width="scale" style:rel-height="scale"><draw:object-ole xlink:href="OleObj4"/><draw:image xlink:href="ObjectReplacements/OleObj4"/></draw:frame><text:span text:style-name="T13"/></text:p>
      <text:p text:style-name="P3"><text:span text:style-name="T14">Network DB:</text:span></text:p>
      <text:p text:style-name="P3"><draw:frame text:anchor-type="as-char" svg:width="74.08mm" svg:height="53.98mm" style:rel-width="scale" style:rel-height="scale"><draw:object-ole xlink:href="OleObj5"/><draw:image xlink:href="ObjectReplacements/OleObj5"/></draw:frame><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5"/></text:p>
      <text:p text:style-name="P3"><text:span text:style-name="T16">Object oriented DB:</text:span></text:p>
      <text:p text:style-name="P3"><text:span text:style-name="T17"/></text:p>
      <text:p text:style-name="P3"><draw:frame text:anchor-type="as-char" svg:width="67.47mm" svg:height="56.89mm" style:rel-width="scale" style:rel-height="scale"><draw:object-ole xlink:href="OleObj6"/><draw:image xlink:href="ObjectReplacements/OleObj6"/></draw:frame><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7"/></text:p>
      <text:p text:style-name="P3"><text:span text:style-name="T18">ACID:</text:span></text:p>
      <text:p text:style-name="P3"><text:span text:style-name="T19"/></text:p>
      <text:p text:style-name="P3"><draw:frame text:anchor-type="as-char" svg:width="119.06mm" svg:height="61.38mm" style:rel-width="scale" style:rel-height="scale"><draw:object-ole xlink:href="OleObj7"/><draw:image xlink:href="ObjectReplacements/OleObj7"/></draw:frame><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draw:frame text:anchor-type="as-char" svg:width="99.22mm" svg:height="55.56mm" style:rel-width="scale" style:rel-height="scale"><draw:object-ole xlink:href="OleObj8"/><draw:image xlink:href="ObjectReplacements/OleObj8"/></draw:frame><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19"/></text:p>
      <text:p text:style-name="P3"><text:span text:style-name="T20">Partial Dependency:</text:span></text:p>
      <text:p text:style-name="P3"><draw:frame text:anchor-type="as-char" svg:width="170.13mm" svg:height="33.07mm" style:rel-width="scale" style:rel-height="scale"><draw:object-ole xlink:href="OleObj9"/><draw:image xlink:href="ObjectReplacements/OleObj9"/></draw:frame><text:span text:style-name="T21"/></text:p>
      <text:p text:style-name="P3"><text:span text:style-name="T21"/></text:p>
      <text:p text:style-name="P3"><text:span text:style-name="T21"/></text:p>
      <text:p text:style-name="P3"><text:span text:style-name="T22">Normalization:</text:span></text:p>
      <text:p text:style-name="P3"><text:span text:style-name="T23"/></text:p>
      <text:p text:style-name="P3"><draw:frame text:anchor-type="as-char" svg:width="170.13mm" svg:height="63.24mm" style:rel-width="scale" style:rel-height="scale"><draw:object-ole xlink:href="OleObj10"/><draw:image xlink:href="ObjectReplacements/OleObj10"/></draw:frame><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text:p text:style-name="P3"><text:span text:style-name="T2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